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  <style:text-properties officeooo:rsid="001841ae"/>
    </style:style>
    <style:style style:name="P2" style:family="paragraph" style:parent-style-name="Text_20_body">
      <style:paragraph-properties fo:margin-top="0in" fo:margin-bottom="0.0972in" style:contextual-spacing="false" fo:line-height="115%"/>
      <style:text-properties officeooo:rsid="001841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ewbie Shell Design Document</text:h>
      <text:p text:style-name="P2">Executive Summary</text:p>
      <text:p text:style-name="P2">Newbie is a modern, user-friendly Linux shell designed to replace the</text:p>
      <text:p text:style-name="P2">cryptic syntax and hostile user experience of traditional shells with</text:p>
      <text:p text:style-name="P2">natural language commands and predictable behavior. Built in Rust with a</text:p>
      <text:p text:style-name="P2">threaded architecture, newbie leverages existing GNU tools while</text:p>
      <text:p text:style-name="P2">providing an intuitive interface accessible to beginners and productive</text:p>
      <text:p text:style-name="P2">for experienced users.</text:p>
      <text:p text:style-name="P2"/>
      <text:p text:style-name="P2">Core Design Philosophy</text:p>
      <text:p text:style-name="P2">Natural Language Over Cryptic Abbreviations</text:p>
      <text:p text:style-name="P2">Commands use readable English words: find, show, copy, remove</text:p>
      <text:p text:style-name="P2">Syntax follows natural language patterns: find error in logs.txt</text:p>
      <text:p text:style-name="P2">No arbitrary abbreviations requiring memorization</text:p>
      <text:p text:style-name="P2">Predictable Behavior</text:p>
      <text:p text:style-name="P2">Commands do exactly what they say, nothing more or less</text:p>
      <text:p text:style-name="P2">No "smart" behavior that changes based on context</text:p>
      <text:p text:style-name="P2">Consistent output formatting across all commands</text:p>
      <text:p text:style-name="P2">Same input always produces same output</text:p>
      <text:p text:style-name="P2">Indentation-based structure: Uses Python-style whitespace indentation instead of brackets, semicolons, or other punctuation clutter</text:p>
      <text:p text:style-name="P2">Minimal Escaping</text:p>
      <text:p text:style-name="P2">No string delimiters: Eliminates the primary source of shell scripting pain</text:p>
      <text:p text:style-name="P2">Escape only when keywords actually conflict with content</text:p>
      <text:p text:style-name="P2">Context-specific escaping rules (2-4 characters per command context)</text:p>
      <text:p text:style-name="P2">Universal escaping rule: any parsing keyword gets &amp; prefix, escape literal versions with \&amp;</text:p>
      <text:p text:style-name="P2">Explicit Output Control</text:p>
      <text:p text:style-name="P2">All output requires explicit show command</text:p>
      <text:p text:style-name="P2">Silent operation by default for scriptability</text:p>
      <text:p text:style-name="P2"><text:soft-page-break/>Human-readable formatting applied automatically with show</text:p>
      <text:p text:style-name="P2">Command Architecture</text:p>
      <text:p text:style-name="P2">Unified Commands</text:p>
      <text:p text:style-name="P2">Traditional shells scatter related functionality across multiple tools</text:p>
      <text:p text:style-name="P2">with different syntaxes. Newbie unifies related operations under</text:p>
      <text:p text:style-name="P2">intuitive command names.</text:p>
      <text:p text:style-name="P2"/>
      <text:p text:style-name="P2">Find Command</text:p>
      <text:p text:style-name="P2">Replaces ls, grep, and find with context-aware behavior:</text:p>
      <text:p text:style-name="P2"/>
      <text:p text:style-name="P2"># File listing</text:p>
      <text:p text:style-name="P2"/>
      <text:p text:style-name="P2">find *.txt</text:p>
      <text:p text:style-name="P2"/>
      <text:p text:style-name="P2">find *.log &amp;in /var/log/</text:p>
      <text:p text:style-name="P2"/>
      <text:p text:style-name="P2"># Content search (literal mode)</text:p>
      <text:p text:style-name="P2"/>
      <text:p text:style-name="P2">find error &amp;in logs.txt</text:p>
      <text:p text:style-name="P2"/>
      <text:p text:style-name="P2">find configuration issue &amp;in config/</text:p>
      <text:p text:style-name="P2"/>
      <text:p text:style-name="P2"># Content search (pattern mode - requires &amp;start and &amp;end)</text:p>
      <text:p text:style-name="P2"/>
      <text:p text:style-name="P2">find &amp;start error &amp;numbers &amp;end &amp;in logs.txt</text:p>
      <text:p text:style-name="P2"/>
      <text:p text:style-name="P2">find &amp;start &amp;upperletters3 &amp;numbers4 &amp;end &amp;in part_codes.txt</text:p>
      <text:p text:style-name="P2"/>
      <text:p text:style-name="P2">Show Command</text:p>
      <text:p text:style-name="P2">Universal display command with automatic human-readable formatting:</text:p>
      <text:p text:style-name="P2"><text:soft-page-break/></text:p>
      <text:p text:style-name="P2">show file.txt # Display file contents</text:p>
      <text:p text:style-name="P2"/>
      <text:p text:style-name="P2">show lines 100 data.txt # Paginated display</text:p>
      <text:p text:style-name="P2"/>
      <text:p text:style-name="P2">show columns 3 list.txt # Columnar layout</text:p>
      <text:p text:style-name="P2"/>
      <text:p text:style-name="P2">show memory # Human-readable memory info</text:p>
      <text:p text:style-name="P2"/>
      <text:p text:style-name="P2">show space /home # Disk usage with units</text:p>
      <text:p text:style-name="P2"/>
      <text:p text:style-name="P2">show x # Variable contents</text:p>
      <text:p text:style-name="P2"/>
      <text:p text:style-name="P2">File Operations</text:p>
      <text:p text:style-name="P2">Intuitive syntax matching natural language:</text:p>
      <text:p text:style-name="P2"/>
      <text:p text:style-name="P2">copy file.txt &amp;to backup/</text:p>
      <text:p text:style-name="P2"/>
      <text:p text:style-name="P2">move oldname &amp;to newname</text:p>
      <text:p text:style-name="P2"/>
      <text:p text:style-name="P2">remove file.txt</text:p>
      <text:p text:style-name="P2"/>
      <text:p text:style-name="P2">remove directory/</text:p>
      <text:p text:style-name="P2"/>
      <text:p text:style-name="P2">Text Processing</text:p>
      <text:p text:style-name="P2">Readable replacement syntax:</text:p>
      <text:p text:style-name="P2"/>
      <text:p text:style-name="P2">replace foo &amp;with bar &amp;in file.txt</text:p>
      <text:p text:style-name="P2"/>
      <text:p text:style-name="P2">replace old text &amp;with new text &amp;in *.txt</text:p>
      <text:p text:style-name="P2"><text:soft-page-break/></text:p>
      <text:p text:style-name="P2">replace &amp;start error &amp;numbers &amp;end &amp;with FIXED &amp;in logs.txt</text:p>
      <text:p text:style-name="P2"/>
      <text:p text:style-name="P2">System Information</text:p>
      <text:p text:style-name="P2">Simple commands for common system queries:</text:p>
      <text:p text:style-name="P2"/>
      <text:p text:style-name="P2">space # Filesystem usage (defaults to home directory)</text:p>
      <text:p text:style-name="P2"/>
      <text:p text:style-name="P2">space /etc # Specific path</text:p>
      <text:p text:style-name="P2"/>
      <text:p text:style-name="P2">memory # Memory information</text:p>
      <text:p text:style-name="P2"/>
      <text:p text:style-name="P2">Administrative Operations</text:p>
      <text:p text:style-name="P2">Clear privilege escalation:</text:p>
      <text:p text:style-name="P2"/>
      <text:p text:style-name="P2">admin space /etc</text:p>
      <text:p text:style-name="P2"/>
      <text:p text:style-name="P2">admin remove /system/file</text:p>
      <text:p text:style-name="P2"/>
      <text:p text:style-name="P2">Pattern Language</text:p>
      <text:p text:style-name="P2">Problem Statement</text:p>
      <text:p text:style-name="P2">Regular expressions are the primary text processing tool in Unix shells</text:p>
      <text:p text:style-name="P2">but suffer from:</text:p>
      <text:p text:style-name="P2"/>
      <text:p text:style-name="P2">Cryptic, unreadable syntax</text:p>
      <text:p text:style-name="P2">Poor debugging capabilities</text:p>
      <text:p text:style-name="P2">Single-threaded performance limitations</text:p>
      <text:p text:style-name="P2">Excessive escaping requirements</text:p>
      <text:p text:style-name="P2">Solution: Readable Pattern Language</text:p>
      <text:p text:style-name="P2">Newbie implements a pattern language using natural English tokens prefixed with &amp;:</text:p>
      <text:p text:style-name="P2"><text:soft-page-break/></text:p>
      <text:p text:style-name="P2">Character Classes</text:p>
      <text:p text:style-name="P2">&amp;text # Any characters</text:p>
      <text:p text:style-name="P2"/>
      <text:p text:style-name="P2">&amp;letters # Any letters (case-insensitive)</text:p>
      <text:p text:style-name="P2"/>
      <text:p text:style-name="P2">&amp;upperletters # Uppercase letters only</text:p>
      <text:p text:style-name="P2"/>
      <text:p text:style-name="P2">&amp;lowerletters # Lowercase letters only</text:p>
      <text:p text:style-name="P2"/>
      <text:p text:style-name="P2">&amp;numbers # Numeric digits</text:p>
      <text:p text:style-name="P2"/>
      <text:p text:style-name="P2">Quantifiers</text:p>
      <text:p text:style-name="P2">All character classes support optional numeric quantifiers:</text:p>
      <text:p text:style-name="P2"/>
      <text:p text:style-name="P2">&amp;text # Any number of text characters</text:p>
      <text:p text:style-name="P2"/>
      <text:p text:style-name="P2">&amp;text5 # Exactly 5 text characters</text:p>
      <text:p text:style-name="P2"/>
      <text:p text:style-name="P2">&amp;letters3 # Exactly 3 letters</text:p>
      <text:p text:style-name="P2"/>
      <text:p text:style-name="P2">&amp;upperletters2 # Exactly 2 uppercase letters</text:p>
      <text:p text:style-name="P2"/>
      <text:p text:style-name="P2">&amp;lowerletters4 # Exactly 4 lowercase letters</text:p>
      <text:p text:style-name="P2"/>
      <text:p text:style-name="P2">&amp;numbers5 # Exactly 5 numbers</text:p>
      <text:p text:style-name="P2"/>
      <text:p text:style-name="P2">Wildcards</text:p>
      <text:p text:style-name="P2">&amp;* # Multiple character wildcard</text:p>
      <text:p text:style-name="P2"/>
      <text:p text:style-name="P2"><text:soft-page-break/>&amp;? # Single character wildcard</text:p>
      <text:p text:style-name="P2"/>
      <text:p text:style-name="P2">Anchoring</text:p>
      <text:p text:style-name="P2">&amp;start # Beginning of text</text:p>
      <text:p text:style-name="P2"/>
      <text:p text:style-name="P2">&amp;end # End of text</text:p>
      <text:p text:style-name="P2"/>
      <text:p text:style-name="P2">&amp;start = foo # Text must start with "foo"</text:p>
      <text:p text:style-name="P2"/>
      <text:p text:style-name="P2">&amp;end = bar # Text must end with "bar"</text:p>
      <text:p text:style-name="P2"/>
      <text:p text:style-name="P2">Logic Operators</text:p>
      <text:p text:style-name="P2">&amp;or # Alternation (A or B)</text:p>
      <text:p text:style-name="P2"/>
      <text:p text:style-name="P2">&amp;not # Negation</text:p>
      <text:p text:style-name="P2"/>
      <text:p text:style-name="P2">&amp;maybe # Optional element</text:p>
      <text:p text:style-name="P2"/>
      <text:p text:style-name="P2">Proximity Matching</text:p>
      <text:p text:style-name="P2">&amp;within 5 words of</text:p>
      <text:p text:style-name="P2"/>
      <text:p text:style-name="P2">&amp;within 3 characters of</text:p>
      <text:p text:style-name="P2"/>
      <text:p text:style-name="P2">Mode Detection</text:p>
      <text:p text:style-name="P2">The parser automatically detects search mode based on content:</text:p>
      <text:p text:style-name="P2"/>
      <text:p text:style-name="P2">Literal mode: No ampersands present - simple substring search</text:p>
      <text:p text:style-name="P2">Pattern mode: Ampersands present - full pattern language active</text:p>
      <text:p text:style-name="P2">Examples:</text:p>
      <text:p text:style-name="P2"/>
      <text:p text:style-name="P2"><text:soft-page-break/>find error in logs.txt # Literal search</text:p>
      <text:p text:style-name="P2"/>
      <text:p text:style-name="P2">find &amp;start error &amp;numbers &amp;end in logs.txt # Pattern search</text:p>
      <text:p text:style-name="P2"/>
      <text:p text:style-name="P2">Arithmetic and String Operations</text:p>
      <text:p text:style-name="P2">Arithmetic Operators</text:p>
      <text:p text:style-name="P2">All arithmetic operators use &amp; prefix to avoid conflicts with natural data:</text:p>
      <text:p text:style-name="P2"/>
      <text:p text:style-name="P2">&amp;+ for addition/concatenation</text:p>
      <text:p text:style-name="P2">&amp;- for subtraction</text:p>
      <text:p text:style-name="P2">&amp;* for multiplication</text:p>
      <text:p text:style-name="P2">&amp;/ for division</text:p>
      <text:p text:style-name="P2">This approach recognizes that arithmetic symbols appear frequently in real data (file paths, URLs, mathematical expressions, log files) but &amp;+ sequences are extremely rare.</text:p>
      <text:p text:style-name="P2"/>
      <text:p text:style-name="P2">Examples:</text:p>
      <text:p text:style-name="P2"/>
      <text:p text:style-name="P2">total = price &amp; quantity*</text:p>
      <text:p text:style-name="P2"/>
      <text:p text:style-name="P2">filename = base &amp;+ extension</text:p>
      <text:p text:style-name="P2"/>
      <text:p text:style-name="P2">result = memory &amp;- used_memory</text:p>
      <text:p text:style-name="P2"/>
      <text:p text:style-name="P2">String Concatenation</text:p>
      <text:p text:style-name="P2">Simple concatenation using &amp;+ operator:</text:p>
      <text:p text:style-name="P2"/>
      <text:p text:style-name="P2">new_name = processed_ &amp;+ file</text:p>
      <text:p text:style-name="P2"/>
      <text:p text:style-name="P2">full_path = directory &amp;+ / &amp;+ filename</text:p>
      <text:p text:style-name="P2"/>
      <text:p text:style-name="P2"><text:soft-page-break/>Wildcard System</text:p>
      <text:p text:style-name="P2">Problem</text:p>
      <text:p text:style-name="P2">Traditional wildcards (* and ?) conflict with the goal of making these characters searchable without escaping.</text:p>
      <text:p text:style-name="P2"/>
      <text:p text:style-name="P2">Solution</text:p>
      <text:p text:style-name="P2">Use unlikely two-character combinations:</text:p>
      <text:p text:style-name="P2"/>
      <text:p text:style-name="P2">&amp;* for multi-character wildcards</text:p>
      <text:p text:style-name="P2">&amp;? for single-character wildcards</text:p>
      <text:p text:style-name="P2">This allows literal * and ? in search terms while preserving wildcard functionality:</text:p>
      <text:p text:style-name="P2"/>
      <text:p text:style-name="P2">find &amp;*.txt # Wildcard matching</text:p>
      <text:p text:style-name="P2"/>
      <text:p text:style-name="P2">find *.txt # Literal asterisk search</text:p>
      <text:p text:style-name="P2"/>
      <text:p text:style-name="P2">Escaping only needed for the rare cases of literal &amp;* or &amp;? in content: \&amp;*</text:p>
      <text:p text:style-name="P2"/>
      <text:p text:style-name="P2">Escaping Rules</text:p>
      <text:p text:style-name="P2">Universal Escaping Principle</text:p>
      <text:p text:style-name="P2">Single rule for all contexts: Any keyword that affects command parsing gets an &amp; prefix. To search for the literal version of a parsing keyword, escape it with a backslash.</text:p>
      <text:p text:style-name="P2"/>
      <text:p text:style-name="P2">Examples across different commands:</text:p>
      <text:p text:style-name="P2"/>
      <text:p text:style-name="P2">find text with \&amp;in literal &amp;in file.txt</text:p>
      <text:p text:style-name="P2"/>
      <text:p text:style-name="P2">copy file\&amp;to.txt &amp;to destination/</text:p>
      <text:p text:style-name="P2"/>
      <text:p text:style-name="P2">replace old text \&amp;with literal &amp;with new text &amp;in file.txt</text:p>
      <text:p text:style-name="P2"><text:soft-page-break/></text:p>
      <text:p text:style-name="P2">Context-Aware Parsing</text:p>
      <text:p text:style-name="P2">Different command contexts have their own parsing rules while maintaining the universal escaping principle:</text:p>
      <text:p text:style-name="P2"/>
      <text:p text:style-name="P2">If context: Tests existence or conditions</text:p>
      <text:p text:style-name="P2">Find context: Searches files or content</text:p>
      <text:p text:style-name="P2">Copy context: Handles source and destination</text:p>
      <text:p text:style-name="P2">For context: Iterates over collections</text:p>
      <text:p text:style-name="P2">This eliminates ambiguity - a file named "then" doesn't conflict with the then keyword because context determines meaning.</text:p>
      <text:p text:style-name="P2"/>
      <text:p text:style-name="P2">Programming Language Features</text:p>
      <text:p text:style-name="P2">Variables and Arithmetic</text:p>
      <text:p text:style-name="P2">Clean syntax without shell quoting complexities:</text:p>
      <text:p text:style-name="P2"/>
      <text:p text:style-name="P2">x = 2 &amp;+ 2</text:p>
      <text:p text:style-name="P2"/>
      <text:p text:style-name="P2">result = memory</text:p>
      <text:p text:style-name="P2"/>
      <text:p text:style-name="P2">total = price &amp; (1 &amp;+ tax_rate)*</text:p>
      <text:p text:style-name="P2"/>
      <text:p text:style-name="P2">show total</text:p>
      <text:p text:style-name="P2"/>
      <text:p text:style-name="P2">Control Flow</text:p>
      <text:p text:style-name="P2">Python-style indentation for readability with context-aware parsing:</text:p>
      <text:p text:style-name="P2"/>
      <text:p text:style-name="P2">Conditional Statements</text:p>
      <text:p text:style-name="P2">if /etc/bashrc then</text:p>
      <text:p text:style-name="P2"/>
      <text:p text:style-name="P2"><text:soft-page-break/>load /etc/bashrc*</text:p>
      <text:p text:style-name="P2">end</text:p>
      <text:p text:style-name="P2"/>
      <text:p text:style-name="P2">if memory less than 4GB then</text:p>
      <text:p text:style-name="P2"/>
      <text:p text:style-name="P2">show Insufficient memory*</text:p>
      <text:p text:style-name="P2">exit*</text:p>
      <text:p text:style-name="P2">end</text:p>
      <text:p text:style-name="P2"/>
      <text:p text:style-name="P2">Pattern Matching in Conditionals</text:p>
      <text:p text:style-name="P2">for file in &amp;.txt*</text:p>
      <text:p text:style-name="P2"/>
      <text:p text:style-name="P2">if file matches &amp;start &amp;upperletters &amp;numbers .txt &amp;end then*</text:p>
      <text:p text:style-name="P2">move file &amp;to processed_ &amp;+ file*</text:p>
      <text:p text:style-name="P2">end*</text:p>
      <text:p text:style-name="P2">end</text:p>
      <text:p text:style-name="P2"/>
      <text:p text:style-name="P2">Loops</text:p>
      <text:p text:style-name="P2">for file in &amp;*.txt</text:p>
      <text:p text:style-name="P2"/>
      <text:p text:style-name="P2">show Processing: &amp;+ file*</text:p>
      <text:p text:style-name="P2">size = get_file_size file*</text:p>
      <text:p text:style-name="P2">if size greater than 1MB then*</text:p>
      <text:p text:style-name="P2">compress file*</text:p>
      <text:p text:style-name="P2">end*</text:p>
      <text:p text:style-name="P2">end</text:p>
      <text:p text:style-name="P2"/>
      <text:p text:style-name="P2">do while tasks_remaining greater than 0</text:p>
      <text:p text:style-name="P2"/>
      <text:p text:style-name="P2">process_next_task*</text:p>
      <text:p text:style-name="P2"><text:soft-page-break/>tasks_remaining = tasks_remaining &amp;- 1*</text:p>
      <text:p text:style-name="P2">end</text:p>
      <text:p text:style-name="P2"/>
      <text:p text:style-name="P2">Comparison Operators</text:p>
      <text:p text:style-name="P2">Natural language operators:</text:p>
      <text:p text:style-name="P2"/>
      <text:p text:style-name="P2">less than, greater than, equals</text:p>
      <text:p text:style-name="P2">contains, starts with, ends with</text:p>
      <text:p text:style-name="P2">matches for pattern matching</text:p>
      <text:p text:style-name="P2">Debugging Support</text:p>
      <text:p text:style-name="P2">show statements positioned at leftmost column within current indentation level for easy visual scanning:</text:p>
      <text:p text:style-name="P2"/>
      <text:p text:style-name="P2">x = get_input</text:p>
      <text:p text:style-name="P2"/>
      <text:p text:style-name="P2">show Input received: &amp;+ x</text:p>
      <text:p text:style-name="P2"/>
      <text:p text:style-name="P2">if x greater than 100 then</text:p>
      <text:p text:style-name="P2"/>
      <text:p text:style-name="P2">show Large value processing</text:p>
      <text:p text:style-name="P2"/>
      <text:p text:style-name="P2">result = complex_calculation x*</text:p>
      <text:p text:style-name="P2">show Calculation result: &amp;+ result</text:p>
      <text:p text:style-name="P2"/>
      <text:p text:style-name="P2">end</text:p>
      <text:p text:style-name="P2"/>
      <text:p text:style-name="P2">Implementation Architecture</text:p>
      <text:p text:style-name="P2">Technology Stack</text:p>
      <text:p text:style-name="P2">Language: Rust for memory safety and performance</text:p>
      <text:p text:style-name="P2">Threading: Reader/worker/writer pattern across all components</text:p>
      <text:p text:style-name="P2"><text:soft-page-break/>Tool Integration: FFI bindings to GNU utilities via existing C libraries</text:p>
      <text:p text:style-name="P2">Parsing: Adventure-game-style pattern matching for natural language with context-aware grammar</text:p>
      <text:p text:style-name="P2">Performance Strategy</text:p>
      <text:p text:style-name="P2">Two-phase execution model:</text:p>
      <text:p text:style-name="P2"/>
      <text:p text:style-name="P2">Parse phase: Natural language commands parsed once into efficient Rust operations</text:p>
      <text:p text:style-name="P2">Runtime phase: Compiled operations execute at native speed</text:p>
      <text:p text:style-name="P2">Multi-threaded architecture with three-thread pattern:</text:p>
      <text:p text:style-name="P2"/>
      <text:p text:style-name="P2">Reader thread: Stream input data</text:p>
      <text:p text:style-name="P2">Worker thread: Process operations (search, replace, etc.)</text:p>
      <text:p text:style-name="P2">Writer thread: Format and output results</text:p>
      <text:p text:style-name="P2">This approach maximizes throughput on modern multi-core systems while</text:p>
      <text:p text:style-name="P2">maintaining compatibility with existing GNU tool reliability.</text:p>
      <text:p text:style-name="P2"/>
      <text:p text:style-name="P2">GNU Tool Integration</text:p>
      <text:p text:style-name="P2">Rather than reimplementing functionality, newbie provides natural</text:p>
      <text:p text:style-name="P2">language interfaces to battle-tested GNU utilities:</text:p>
      <text:p text:style-name="P2"/>
      <text:p text:style-name="P2">Leverage existing reliability and feature completeness</text:p>
      <text:p text:style-name="P2">Focus innovation on user experience rather than core functionality</text:p>
      <text:p text:style-name="P2">Use FFI and existing Rust crates (readline, etc.) for integration</text:p>
      <text:p text:style-name="P2">Pipeline Operations</text:p>
      <text:p text:style-name="P2">Support both traditional and natural syntax:</text:p>
      <text:p text:style-name="P2"/>
      <text:p text:style-name="P2">Traditional: command1 | command2</text:p>
      <text:p text:style-name="P2">Natural: command1 into command2</text:p>
      <text:p text:style-name="P2">Example:</text:p>
      <text:p text:style-name="P2"/>
      <text:p text:style-name="P2">find error &amp;in logs.txt into show</text:p>
      <text:p text:style-name="P2"><text:soft-page-break/></text:p>
      <text:p text:style-name="P2">find &amp;upperletters3&amp;numbers4 &amp;in data.txt into count into show</text:p>
      <text:p text:style-name="P2"/>
      <text:p text:style-name="P2">Configuration Philosophy</text:p>
      <text:p text:style-name="P2">Replace bash's cryptic configuration syntax with human-readable</text:p>
      <text:p text:style-name="P2">alternatives:</text:p>
      <text:p text:style-name="P2"/>
      <text:p text:style-name="P2">Traditional Bash Configuration</text:p>
      <text:p text:style-name="P2">bash</text:p>
      <text:p text:style-name="P2">PS1='\[\033[01;32m\]\u@\h\[\033[00m\]:\[\033[01;34m\]\w\[\033[00m\]\$ '</text:p>
      <text:p text:style-name="P2">alias ll='ls -alF'</text:p>
      <text:p text:style-name="P2">alias la='ls -A' </text:p>
      <text:p text:style-name="P2">alias l='ls -CF'</text:p>
      <text:p text:style-name="P2">export PATH="$HOME/bin:$PATH"</text:p>
      <text:p text:style-name="P2"/>
      <text:p text:style-name="P2">if ! [[ "$PATH" =~ "$HOME/.local/bin:$HOME/bin:" ]]; then</text:p>
      <text:p text:style-name="P2"><text:s text:c="4"/>PATH="$HOME/.local/bin:$HOME/bin:$PATH"</text:p>
      <text:p text:style-name="P2">fi</text:p>
      <text:p text:style-name="P2">export PATH</text:p>
      <text:p text:style-name="P2"/>
      <text:p text:style-name="P2"># User specific aliases and functions</text:p>
      <text:p text:style-name="P2">if [ -d ~/.bashrc.d ]; then</text:p>
      <text:p text:style-name="P2"><text:s text:c="4"/>for rc in ~/.bashrc.d/*; do</text:p>
      <text:p text:style-name="P2"><text:s text:c="8"/>if [ -f "$rc" ]; then</text:p>
      <text:p text:style-name="P2"><text:s text:c="12"/>. "$rc"</text:p>
      <text:p text:style-name="P2"><text:s text:c="8"/>fi</text:p>
      <text:p text:style-name="P2"><text:s text:c="4"/>done</text:p>
      <text:p text:style-name="P2">fi</text:p>
      <text:p text:style-name="P2">unset rc</text:p>
      <text:p text:style-name="P2"/>
      <text:p text:style-name="P2"><text:soft-page-break/># &gt;&gt;&gt; conda initialize &gt;&gt;&gt;</text:p>
      <text:p text:style-name="P2"># !! Contents within this block are managed by 'conda init' !!</text:p>
      <text:p text:style-name="P2">__conda_setup="$('/usr/bin/conda' 'shell.bash' 'hook' 2&gt; /dev/null)"</text:p>
      <text:p text:style-name="P2">if [ $? -eq 0 ]; then</text:p>
      <text:p text:style-name="P2"><text:s text:c="4"/>eval "$__conda_setup"</text:p>
      <text:p text:style-name="P2">else</text:p>
      <text:p text:style-name="P2"><text:s text:c="4"/>if [ -f "/usr/etc/profile.d/conda.sh" ]; then</text:p>
      <text:p text:style-name="P2"><text:s text:c="8"/>. "/usr/etc/profile.d/conda.sh"</text:p>
      <text:p text:style-name="P2"><text:s text:c="4"/>else</text:p>
      <text:p text:style-name="P2"><text:s text:c="8"/>export PATH="/usr/bin:$PATH"</text:p>
      <text:p text:style-name="P2"><text:s text:c="4"/>fi</text:p>
      <text:p text:style-name="P2">fi</text:p>
      <text:p text:style-name="P2">unset __conda_setup</text:p>
      <text:p text:style-name="P2"># &lt;&lt;&lt; conda initialize &lt;&lt;&lt;</text:p>
      <text:p text:style-name="P2">. "$HOME/.cargo/env"</text:p>
      <text:p text:style-name="P2">Newbie Configuration</text:p>
      <text:p text:style-name="P2">prompt:</text:p>
      <text:p text:style-name="P2"><text:s text:c="2"/>user: green bold</text:p>
      <text:p text:style-name="P2"><text:s text:c="2"/>host: green bold <text:s/></text:p>
      <text:p text:style-name="P2"><text:s text:c="2"/>path: blue bold</text:p>
      <text:p text:style-name="P2"><text:s text:c="2"/>symbol: default</text:p>
      <text:p text:style-name="P2"/>
      <text:p text:style-name="P2">shortcuts:</text:p>
      <text:p text:style-name="P2"><text:s text:c="2"/>ll = find all &amp;with details &amp;with types</text:p>
      <text:p text:style-name="P2"><text:s text:c="2"/>la = find all hidden</text:p>
      <text:p text:style-name="P2"><text:s text:c="2"/>l = find all &amp;with columns</text:p>
      <text:p text:style-name="P2"/>
      <text:p text:style-name="P2">if system.path not contains ~/.local/bin: &amp;+ ~/bin: then</text:p>
      <text:p text:style-name="P2"><text:s text:c="2"/>system.path = ~/.local/bin: &amp;+ ~/bin: &amp;+ system.path</text:p>
      <text:p text:style-name="P2">end</text:p>
      <text:p text:style-name="P2"><text:soft-page-break/></text:p>
      <text:p text:style-name="P2"># User specific aliases and functions</text:p>
      <text:p text:style-name="P2">if ~/.bashrc.d/ then</text:p>
      <text:p text:style-name="P2"><text:s text:c="2"/>for rc in ~/.bashrc.d/&amp;*</text:p>
      <text:p text:style-name="P2"><text:s text:c="4"/>if rc then</text:p>
      <text:p text:style-name="P2"><text:s text:c="6"/>load rc</text:p>
      <text:p text:style-name="P2"><text:s text:c="4"/>end</text:p>
      <text:p text:style-name="P2"><text:s text:c="2"/>end</text:p>
      <text:p text:style-name="P2">end</text:p>
      <text:p text:style-name="P2"/>
      <text:p text:style-name="P2"># &gt;&gt;&gt; conda initialize &gt;&gt;&gt;</text:p>
      <text:p text:style-name="P2">&amp;v.conda_setup = run /usr/bin/conda shell.newbie hook</text:p>
      <text:p text:style-name="P2">if &amp;v.conda_setup succeeded then</text:p>
      <text:p text:style-name="P2"><text:s text:c="2"/>eval &amp;v.conda_setup</text:p>
      <text:p text:style-name="P2">else</text:p>
      <text:p text:style-name="P2"><text:s text:c="2"/>if /usr/etc/profile.d/conda.sh then</text:p>
      <text:p text:style-name="P2"><text:s text:c="4"/>load /usr/etc/profile.d/conda.sh</text:p>
      <text:p text:style-name="P2"><text:s text:c="2"/>else</text:p>
      <text:p text:style-name="P2"><text:s text:c="4"/>system.path = /usr/bin: &amp;+ system.path</text:p>
      <text:p text:style-name="P2"><text:s text:c="2"/>end</text:p>
      <text:p text:style-name="P2">end</text:p>
      <text:p text:style-name="P2"># &lt;&lt;&lt; conda initialize &lt;&lt;&lt;</text:p>
      <text:p text:style-name="P2"/>
      <text:p text:style-name="P2">load ~/.cargo/env</text:p>
      <text:p text:style-name="P2">Migration Strategy</text:p>
      <text:p text:style-name="P2">Bash-to-Newbie Translator</text:p>
      <text:p text:style-name="P2">Develop translation tool to convert existing bash scripts to readable</text:p>
      <text:p text:style-name="P2">newbie equivalents:</text:p>
      <text:p text:style-name="P2"/>
      <text:p text:style-name="P2">Focus on functional intent rather than syntax replication</text:p>
      <text:p text:style-name="P2"><text:soft-page-break/>Handle common patterns and idioms</text:p>
      <text:p text:style-name="P2">Identify newbie feature gaps requiring development</text:p>
      <text:p text:style-name="P2">Generate readable code that accomplishes same goals</text:p>
      <text:p text:style-name="P2">Compatibility</text:p>
      <text:p text:style-name="P2">Support traditional operators where unambiguous (|, ~)</text:p>
      <text:p text:style-name="P2">Provide natural language alternatives as primary interface</text:p>
      <text:p text:style-name="P2">Allow gradual migration from existing workflows</text:p>
      <text:p text:style-name="P2">Error Handling</text:p>
      <text:p text:style-name="P2">Leverage Rust's Result types for better error messages:</text:p>
      <text:p text:style-name="P2"/>
      <text:p text:style-name="P2">Context-aware error descriptions</text:p>
      <text:p text:style-name="P2">Specific suggestions for common mistakes</text:p>
      <text:p text:style-name="P2">Clear indication of where parsing failed</text:p>
      <text:p text:style-name="P2">Helpful guidance for escaping conflicts</text:p>
      <text:p text:style-name="P2">Examples:</text:p>
      <text:p text:style-name="P2"/>
      <text:p text:style-name="P2">Error: Found '&amp;with' in search text - did you mean to search for literal '&amp;with'? Try: replace old text \&amp;with literal &amp;with new text &amp;in file.txt</text:p>
      <text:p text:style-name="P2"/>
      <text:p text:style-name="P2">Error: Found '&amp;to' in filename - did you mean literal '&amp;to'?</text:p>
      <text:p text:style-name="P2">Try: copy file\&amp;to.txt &amp;to destination/</text:p>
      <text:p text:style-name="P2"/>
      <text:p text:style-name="P2">Design Rationale: Why No String Delimiters?</text:p>
      <text:p text:style-name="P2">The Core Problem</text:p>
      <text:p text:style-name="P2">String delimiters are the primary source of shell scripting pain, wasting countless hours on:</text:p>
      <text:p text:style-name="P2"/>
      <text:p text:style-name="P2">Quote escaping nightmares: ssh host "grep 'pattern with \"quotes\"' file"</text:p>
      <text:p text:style-name="P2">Variable quoting bugs: rm $filename fails when filename contains spaces</text:p>
      <text:p text:style-name="P2">Nested delimiter hell in JSON/XML processing</text:p>
      <text:p text:style-name="P2">Database query building with multiple escaping layers</text:p>
      <text:p text:style-name="P2"><text:soft-page-break/>The eternal "single vs double quotes" confusion</text:p>
      <text:p text:style-name="P2">The Solution</text:p>
      <text:p text:style-name="P2">Newbie eliminates delimiters entirely by using structural parsing:</text:p>
      <text:p text:style-name="P2"/>
      <text:p text:style-name="P2">No quotes needed: find error message &amp;in logs.txt</text:p>
      <text:p text:style-name="P2">No escaping common characters: Arithmetic symbols, spaces, punctuation are literal</text:p>
      <text:p text:style-name="P2">Context-aware grammar: Command structure determines parsing, not delimiters</text:p>
      <text:p text:style-name="P2">Rare conflicts handled simply: \&amp;in for literal &amp;in when it conflicts</text:p>
      <text:p text:style-name="P2">Real-World Impact</text:p>
      <text:p text:style-name="P2">This design emerged from practical experience with SQL injection and escaping problems. A database record ending with ''The Matrix'' demonstrates the issue - normal human data becomes a syntax nightmare in delimiter-based systems.</text:p>
      <text:p text:style-name="P2"/>
      <text:p text:style-name="P2">Newbie's approach means:</text:p>
      <text:p text:style-name="P2"/>
      <text:p text:style-name="P2">Common data (with spaces, quotes, symbols) needs no escaping</text:p>
      <text:p text:style-name="P2">Only truly rare conflicts (like literal &amp;in text) require simple \&amp; escaping</text:p>
      <text:p text:style-name="P2">Mental energy focuses on logic, not syntax mechanics</text:p>
      <text:p text:style-name="P2">Success Metrics</text:p>
      <text:p text:style-name="P2">User Experience</text:p>
      <text:p text:style-name="P2">Reduced learning curve for shell newcomers</text:p>
      <text:p text:style-name="P2">Faster task completion for common operations</text:p>
      <text:p text:style-name="P2">Fewer syntax errors and debugging sessions</text:p>
      <text:p text:style-name="P2">Improved script maintainability</text:p>
      <text:p text:style-name="P2">Performance</text:p>
      <text:p text:style-name="P2">Faster text processing through multi-threading</text:p>
      <text:p text:style-name="P2">Competitive performance with traditional tools through parse-once, execute-fast model</text:p>
      <text:p text:style-name="P2">Efficient resource usage</text:p>
      <text:p text:style-name="P2">Adoption</text:p>
      <text:p text:style-name="P2">Standalone pattern matching tool adoption</text:p>
      <text:p text:style-name="P2"><text:soft-page-break/>Integration into Linux distributions</text:p>
      <text:p text:style-name="P2">Community contribution and extension</text:p>
      <text:p text:style-name="P2">Future Considerations</text:p>
      <text:p text:style-name="P2">Pattern Language Extensions</text:p>
      <text:p text:style-name="P2">Additional character classes as needed</text:p>
      <text:p text:style-name="P2">More sophisticated proximity matching</text:p>
      <text:p text:style-name="P2">Performance optimizations for complex patterns</text:p>
      <text:p text:style-name="P2">Command Set Expansion</text:p>
      <text:p text:style-name="P2">Network operations with natural syntax</text:p>
      <text:p text:style-name="P2">Archive manipulation commands</text:p>
      <text:p text:style-name="P2">Process management improvements</text:p>
      <text:p text:style-name="P2">Display command unification: show replaces cat, less, head, tail with composable natural language modifiers</text:p>
      <text:p text:style-name="P2">Core utility integration: Leverage existing tools like xargs, sync, sort, uniq that already work well</text:p>
      <text:p text:style-name="P2">Integration Opportunities</text:p>
      <text:p text:style-name="P2">IDE and editor integration for syntax highlighting</text:p>
      <text:p text:style-name="P2">Shell completion systems</text:p>
      <text:p text:style-name="P2">Documentation and tutorial generation</text:p>
      <text:p text:style-name="P2">Conclusion</text:p>
      <text:p text:style-name="P2">Newbie represents a fundamental rethinking of shell design, prioritizing</text:p>
      <text:p text:style-name="P2">human comprehension and modern computing capabilities over historical</text:p>
      <text:p text:style-name="P2">constraints. By combining natural language interfaces with threaded</text:p>
      <text:p text:style-name="P2">performance and reliable GNU tool integration, newbie can make shell</text:p>
      <text:p text:style-name="P2">computing accessible to broader audiences while maintaining the power</text:p>
      <text:p text:style-name="P2">needed for advanced use cases.</text:p>
      <text:p text:style-name="P2"/>
      <text:p text:style-name="P2">The design eliminates major pain points of traditional shells - cryptic</text:p>
      <text:p text:style-name="P2">syntax, hostile error messages, poor performance, and maintenance</text:p>
      <text:p text:style-name="P2">difficulties - while preserving the essential functionality that makes</text:p>
      <text:p text:style-name="P2">shells powerful tools for system administration and automation.</text:p>
      <text:p text:style-name="P2"><text:soft-page-break/></text:p>
      <text:p text:style-name="P2">The elimination of string delimiters alone represents a paradigm shift that could save developers countless hours of syntax wrestling, allowing them to focus on solving actual problems rather than battling quote escaping mechanics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7:23:31.289352978</meta:creation-date>
    <dc:date>2025-09-13T20:43:48.909087763</dc:date>
    <meta:editing-duration>PT4H55M15S</meta:editing-duration>
    <meta:editing-cycles>13</meta:editing-cycles>
    <meta:generator>LibreOffice/25.2.6.2$Linux_X86_64 LibreOffice_project/520$Build-2</meta:generator>
    <meta:print-date>2025-09-12T17:24:52.544054152</meta:print-date>
    <meta:document-statistic meta:table-count="0" meta:image-count="0" meta:object-count="0" meta:page-count="19" meta:paragraph-count="392" meta:word-count="2065" meta:character-count="14718" meta:non-whitespace-character-count="12920"/>
  </office:meta>
</office:document-meta>
</file>